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 style:font-family-generic="swiss"/>
    <style:font-face style:name="LM Roman 10" svg:font-family="'LM Roman 10'" style:font-pitch="variable"/>
    <style:font-face style:name="TeXGyreChorus" svg:font-family="TeXGyreChoru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M Sans 10" svg:font-family="'LM Sans 10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ot" svg:stroke-width="0.106cm" svg:stroke-color="#ff972f" draw:marker-start-width="0.359cm" draw:marker-end-width="0.359cm" draw:fill="solid" draw:fill-color="#e8a202" draw:opacity="50%" style:repeat="repeat" draw:textarea-horizontal-align="justify" draw:textarea-vertical-align="middle" draw:auto-grow-height="false" fo:min-height="3.244cm" fo:min-width="4.474cm" fo:padding-top="0.178cm" fo:padding-bottom="0.178cm" fo:padding-left="0.303cm" fo:padding-right="0.303cm" draw:shadow-opacity="50%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309cm" fo:min-width="1.188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308cm" fo:min-width="1.18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Dot"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stroke="none" draw:fill="none" fo:min-height="0.713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0.64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0.64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972f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none" draw:fill="none" fo:min-height="0.713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0.713cm"/>
      <style:paragraph-properties style:writing-mode="lr-tb"/>
    </style:style>
    <style:style style:name="gr16" style:family="graphic" style:parent-style-name="standard">
      <style:graphic-properties draw:stroke="none" draw:stroke-dash="Dot" svg:stroke-width="0.106cm" draw:marker-start-width="0.359cm" draw:marker-end-width="0.359cm" draw:fill="solid" draw:fill-color="#729fcf" draw:opacity="50%" style:repeat="repeat" draw:textarea-horizontal-align="justify" draw:textarea-vertical-align="middle" draw:auto-grow-height="false" fo:min-height="7.37cm" fo:min-width="2.04cm" fo:padding-top="0.178cm" fo:padding-bottom="0.178cm" fo:padding-left="0.303cm" fo:padding-right="0.303cm" draw:shadow-opacity="50%"/>
    </style:style>
    <style:style style:name="gr17" style:family="graphic" style:parent-style-name="standard">
      <style:graphic-properties draw:stroke="none" draw:stroke-dash="Dot" svg:stroke-width="0.106cm" draw:marker-start-width="0.359cm" draw:marker-end-width="0.359cm" draw:fill="solid" draw:fill-color="#729fcf" draw:opacity="50%" style:repeat="repeat" draw:textarea-horizontal-align="justify" draw:textarea-vertical-align="middle" draw:auto-grow-height="false" fo:min-height="1.867cm" fo:min-width="4.474cm" fo:padding-top="0.178cm" fo:padding-bottom="0.178cm" fo:padding-left="0.303cm" fo:padding-right="0.303cm" draw:shadow-opacity="50%"/>
    </style:style>
    <style:style style:name="gr18" style:family="graphic" style:parent-style-name="standard">
      <style:graphic-properties draw:stroke="none" draw:stroke-dash="Dot" svg:stroke-width="0.106cm" draw:marker-start-width="0.359cm" draw:marker-end-width="0.359cm" draw:fill="solid" draw:fill-color="#729fcf" draw:opacity="50%" style:repeat="repeat" draw:textarea-horizontal-align="justify" draw:textarea-vertical-align="middle" draw:auto-grow-height="false" fo:min-height="1.422cm" fo:min-width="4.474cm" fo:padding-top="0.178cm" fo:padding-bottom="0.178cm" fo:padding-left="0.303cm" fo:padding-right="0.303cm" draw:shadow-opacity="50%"/>
    </style:style>
    <style:style style:name="gr19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7.37cm" fo:min-width="7.12cm" fo:padding-top="0.176cm" fo:padding-bottom="0.176cm" fo:padding-left="0.301cm" fo:padding-right="0.301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972f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579d1c" draw:textarea-horizontal-align="justify" draw:textarea-vertical-align="middle" draw:auto-grow-height="false" fo:min-height="0.61cm" fo:min-width="2.147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629cm" fo:min-width="2.114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283cm" fo:min-width="0.036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628cm" fo:min-width="2.115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5983b0" draw:textarea-horizontal-align="justify" draw:textarea-vertical-align="middle" draw:auto-grow-height="false" fo:min-height="0.282cm" fo:min-width="0.036cm" fo:padding-top="0.151cm" fo:padding-bottom="0.151cm" fo:padding-left="0.276cm" fo:padding-right="0.276cm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631cm" fo:min-width="2.115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282cm" fo:min-width="0.035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0.282cm" fo:min-width="0.036cm" fo:padding-top="0.151cm" fo:padding-bottom="0.151cm" fo:padding-left="0.276cm" fo:padding-right="0.276cm"/>
    </style:style>
    <style:style style:name="gr30" style:family="graphic" style:parent-style-name="standard">
      <style:graphic-properties draw:stroke="none" draw:fill="none" fo:min-height="0.708cm"/>
      <style:paragraph-properties style:writing-mode="lr-tb"/>
    </style:style>
    <style:style style:name="gr31" style:family="graphic" style:parent-style-name="standard">
      <style:graphic-properties svg:stroke-width="0.102cm" svg:stroke-color="#000000" draw:marker-start-width="0.356cm" draw:marker-end-width="0.356cm" draw:fill="solid" draw:fill-color="#808080" draw:textarea-vertical-align="middle" draw:auto-grow-height="false" fo:min-height="1.554cm" fo:min-width="1.304cm" fo:padding-top="0.176cm" fo:padding-bottom="0.176cm" fo:padding-left="0.301cm" fo:padding-right="0.301cm"/>
    </style:style>
    <style:style style:name="gr32" style:family="graphic" style:parent-style-name="standard">
      <style:graphic-properties draw:stroke="none" draw:fill="none" fo:min-height="1.152cm"/>
      <style:paragraph-properties style:writing-mode="lr-tb"/>
    </style:style>
    <style:style style:name="gr33" style:family="graphic" style:parent-style-name="standard">
      <style:graphic-properties draw:stroke="none" draw:fill="none" fo:min-height="1.415cm"/>
      <style:paragraph-properties style:writing-mode="lr-tb"/>
    </style:style>
    <style:style style:name="gr34" style:family="graphic" style:parent-style-name="standard">
      <style:graphic-properties draw:stroke="none" draw:fill="none" fo:min-height="0.894cm"/>
      <style:paragraph-properties style:writing-mode="lr-tb"/>
    </style:style>
    <style:style style:name="gr35" style:family="graphic" style:parent-style-name="standard">
      <style:graphic-properties draw:stroke="none" draw:fill="none" fo:min-height="0.64cm"/>
      <style:paragraph-properties style:writing-mode="lr-tb"/>
    </style:style>
    <style:style style:name="gr36" style:family="graphic" style:parent-style-name="standard">
      <style:graphic-properties draw:stroke="none" draw:fill="none" fo:min-height="0.993cm"/>
      <style:paragraph-properties style:writing-mode="lr-tb"/>
    </style:style>
    <style:style style:name="gr37" style:family="graphic" style:parent-style-name="objectwithoutfill">
      <style:graphic-properties svg:stroke-color="#333333" draw:marker-end="Arrow_20_concave" draw:marker-end-width="0.3cm" draw:fill="none" draw:textarea-vertical-align="middle"/>
    </style:style>
    <style:style style:name="gr38" style:family="graphic" style:parent-style-name="standard">
      <style:graphic-properties svg:stroke-width="0.081cm" svg:stroke-color="#000000" draw:marker-start-width="0.321cm" draw:marker-end-width="0.321cm" draw:fill-color="#666666" draw:textarea-horizontal-align="justify" draw:textarea-vertical-align="middle" draw:auto-grow-height="false" fo:min-height="0.226cm" fo:min-width="0.612cm" fo:padding-top="0.165cm" fo:padding-bottom="0.165cm" fo:padding-left="0.29cm" fo:padding-right="0.29cm"/>
    </style:style>
    <style:style style:name="P1" style:family="paragraph">
      <loext:graphic-properties draw:fill="solid" draw:fill-color="#e8a202" draw:opacity="50%" style:repeat="repeat"/>
      <style:paragraph-properties fo:text-align="center"/>
    </style:style>
    <style:style style:name="P2" style:family="paragraph">
      <loext:graphic-properties draw:fill-color="#5983b0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9" style:family="paragraph">
      <loext:graphic-properties draw:fill-color="#ff972f"/>
      <style:paragraph-properties fo:text-align="center"/>
    </style:style>
    <style:style style:name="P10" style:family="paragraph">
      <loext:graphic-properties draw:fill="solid" draw:fill-color="#729fcf" draw:opacity="50%" style:repeat="repeat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style:paragraph-properties fo:text-align="center" style:writing-mode="lr-tb"/>
      <style:text-properties fo:font-size="20pt" style:font-size-asian="20pt" style:font-size-complex="20pt"/>
    </style:style>
    <style:style style:name="P13" style:family="paragraph">
      <loext:graphic-properties draw:fill-color="#579d1c"/>
      <style:paragraph-properties fo:text-align="center" style:writing-mode="lr-tb"/>
      <style:text-properties fo:font-size="20pt" style:font-size-asian="20pt" style:font-size-complex="2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5983b0"/>
      <style:paragraph-properties fo:text-align="center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style:text-properties style:font-name="LM Roman 10" fo:font-weight="bold" style:font-weight-asian="bold" style:font-weight-complex="bold"/>
    </style:style>
    <style:style style:name="P19" style:family="paragraph">
      <loext:graphic-properties draw:fill="none"/>
      <style:text-properties style:font-name="LM Roman 10" fo:font-weight="bold" style:font-weight-asian="bold" style:font-weight-complex="bold"/>
    </style:style>
    <style:style style:name="P20" style:family="paragraph">
      <loext:graphic-properties draw:fill="none"/>
    </style:style>
    <style:style style:name="P21" style:family="paragraph">
      <style:text-properties fo:color="#c9211e" fo:font-size="22pt" style:font-size-asian="22pt" style:font-size-complex="22pt"/>
    </style:style>
    <style:style style:name="P22" style:family="paragraph">
      <loext:graphic-properties draw:fill="none"/>
      <style:text-properties fo:color="#c9211e" fo:font-size="22pt" style:font-size-asian="22pt" style:font-size-complex="22pt"/>
    </style:style>
    <style:style style:name="P23" style:family="paragraph">
      <style:text-properties fo:color="#c9211e" fo:font-size="18pt" style:font-size-asian="18pt" style:font-size-complex="18pt"/>
    </style:style>
    <style:style style:name="P24" style:family="paragraph">
      <loext:graphic-properties draw:fill="none"/>
      <style:text-properties fo:color="#c9211e" fo:font-size="18pt" style:font-size-asian="18pt" style:font-size-complex="18pt"/>
    </style:style>
    <style:style style:name="P25" style:family="paragraph">
      <style:text-properties fo:color="#c9211e" fo:font-size="14pt" style:font-size-asian="14pt" style:font-size-complex="14pt"/>
    </style:style>
    <style:style style:name="P26" style:family="paragraph">
      <loext:graphic-properties draw:fill="none"/>
      <style:text-properties fo:color="#c9211e" fo:font-size="14pt" style:font-size-asian="14pt" style:font-size-complex="14pt"/>
    </style:style>
    <style:style style:name="P27" style:family="paragraph">
      <loext:graphic-properties draw:fill-color="#66666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M Roman 10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LM Roman 1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color="#c9211e" fo:font-size="22pt" style:font-size-asian="22pt" style:font-size-complex="22pt"/>
    </style:style>
    <style:style style:name="T6" style:family="text">
      <style:text-properties fo:color="#c9211e" fo:font-size="18pt" style:font-size-asian="18pt" style:font-size-complex="18pt"/>
    </style:style>
    <style:style style:name="T7" style:family="text">
      <style:text-properties fo:color="#c9211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6cm" svg:x="1.905cm" svg:y="3.69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804cm" svg:height="0.675cm" svg:x="1.538cm" svg:y="11.8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2.357cm" svg:y1="12.65cm" svg:x2="1.719cm" svg:y2="13.286cm">
            <text:p/>
          </draw:line>
          <draw:line draw:style-name="gr3" draw:text-style-name="P3" draw:layer="layout" svg:x1="2.52cm" svg:y1="12.632cm" svg:x2="3.158cm" svg:y2="13.268cm">
            <text:p/>
          </draw:line>
          <draw:custom-shape draw:style-name="gr4" draw:text-style-name="P4" draw:layer="layout" svg:width="0.541cm" svg:height="0.54cm" svg:x="1.35cm" svg:y="13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804cm" svg:height="0.675cm" svg:x="2.249cm" svg:y="13.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3.21cm" svg:y1="14.19cm" svg:x2="2.572cm" svg:y2="14.826cm">
            <text:p/>
          </draw:line>
          <draw:line draw:style-name="gr3" draw:text-style-name="P3" draw:layer="layout" svg:x1="3.373cm" svg:y1="14.172cm" svg:x2="4.011cm" svg:y2="14.808cm">
            <text:p/>
          </draw:line>
          <draw:custom-shape draw:style-name="gr5" draw:text-style-name="P5" draw:layer="layout" svg:width="0.541cm" svg:height="0.54cm" svg:x="2.274cm" svg:y="14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804cm" svg:height="0.676cm" svg:x="3.102cm" svg:y="14.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4.063cm" svg:y1="15.731cm" svg:x2="3.425cm" svg:y2="16.367cm">
            <text:p/>
          </draw:line>
          <draw:line draw:style-name="gr3" draw:text-style-name="P3" draw:layer="layout" svg:x1="4.225cm" svg:y1="15.712cm" svg:x2="4.863cm" svg:y2="16.348cm">
            <text:p/>
          </draw:line>
          <draw:custom-shape draw:style-name="gr4" draw:text-style-name="P4" draw:layer="layout" svg:width="0.541cm" svg:height="0.54cm" svg:x="3.198cm" svg:y="16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41cm" svg:height="0.54cm" svg:x="4.619cm" svg:y="16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4" draw:layer="layout" svg:width="0.762cm" svg:height="0.762cm" svg:x="8.458cm" svg:y="3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7.259cm" svg:y="5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8.46cm" svg:y="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6.98cm" svg:y1="9.402cm" svg:x2="6.98cm" svg:y2="1.782cm">
          <text:p/>
        </draw:line>
        <draw:frame draw:style-name="gr9" draw:text-style-name="P7" draw:layer="layout" svg:width="1.277cm" svg:height="0.963cm" svg:x="6.192cm" svg:y="1cm">
          <draw:text-box>
            <text:p text:style-name="P6">S1</text:p>
          </draw:text-box>
        </draw:frame>
        <draw:frame draw:style-name="gr10" draw:text-style-name="P8" draw:layer="layout" svg:width="1.277cm" svg:height="0.89cm" svg:x="5.092cm" svg:y="9.7cm">
          <draw:text-box>
            <text:p text:style-name="P6"><text:span text:style-name="T1">X1</text:span></text:p>
          </draw:text-box>
        </draw:frame>
        <draw:frame draw:style-name="gr11" draw:text-style-name="P8" draw:layer="layout" svg:width="1.277cm" svg:height="0.89cm" svg:x="9.5cm" svg:y="5.327cm">
          <draw:text-box>
            <text:p text:style-name="P6"><text:span text:style-name="T1">X2</text:span></text:p>
          </draw:text-box>
        </draw:frame>
        <draw:line draw:style-name="gr8" draw:text-style-name="P3" draw:layer="layout" svg:x1="1.9cm" svg:y1="7.227cm" svg:x2="6.98cm" svg:y2="7.227cm">
          <text:p/>
        </draw:line>
        <draw:custom-shape draw:style-name="gr7" draw:text-style-name="P4" draw:layer="layout" svg:width="0.762cm" svg:height="0.762cm" svg:x="2.535cm" svg:y="7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5.536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3.737cm" svg:y="8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.901cm" svg:y1="3.678cm" svg:x2="6.981cm" svg:y2="3.678cm">
          <text:p/>
        </draw:line>
        <draw:custom-shape draw:style-name="gr7" draw:text-style-name="P4" draw:layer="layout" svg:width="0.762cm" svg:height="0.762cm" svg:x="5.337cm" svg:y="2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2.338cm" svg:y="2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62cm" svg:height="0.762cm" svg:x="2.66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762cm" svg:height="0.762cm" svg:x="6.161cm" svg:y="6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62cm" svg:height="0.762cm" svg:x="5.262cm" svg:y="4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62cm" svg:height="0.762cm" svg:x="3.163cm" svg:y="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.277cm" svg:height="0.963cm" svg:x="0.862cm" svg:y="3.347cm">
          <draw:text-box>
            <text:p text:style-name="P6">S3</text:p>
          </draw:text-box>
        </draw:frame>
        <draw:frame draw:style-name="gr15" draw:text-style-name="P7" draw:layer="layout" svg:width="1.277cm" svg:height="0.963cm" svg:x="0.862cm" svg:y="6.848cm">
          <draw:text-box>
            <text:p text:style-name="P6">S2</text:p>
          </draw:text-box>
        </draw:frame>
        <draw:custom-shape draw:style-name="gr16" draw:text-style-name="P10" draw:layer="layout" svg:width="2.54cm" svg:height="7.62cm" svg:x="6.98cm" svg:y="1.9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5.08cm" svg:height="2.223cm" svg:x="1.9cm" svg:y="7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5.08cm" svg:height="1.778cm" svg:x="1.9cm" svg:y="1.8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62cm" svg:height="7.62cm" svg:x="1.9cm" svg:y="1.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804cm" svg:height="0.675cm" svg:x="5.288cm" svg:y="11.8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6.107cm" svg:y1="12.65cm" svg:x2="5.469cm" svg:y2="13.286cm">
            <text:p/>
          </draw:line>
          <draw:line draw:style-name="gr3" draw:text-style-name="P3" draw:layer="layout" svg:x1="6.27cm" svg:y1="12.632cm" svg:x2="6.908cm" svg:y2="13.268cm">
            <text:p/>
          </draw:line>
          <draw:custom-shape draw:style-name="gr20" draw:text-style-name="P9" draw:layer="layout" svg:width="0.541cm" svg:height="0.54cm" svg:x="5.1cm" svg:y="13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804cm" svg:height="0.675cm" svg:x="5.999cm" svg:y="13.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6.96cm" svg:y1="14.19cm" svg:x2="6.322cm" svg:y2="14.826cm">
            <text:p/>
          </draw:line>
          <draw:line draw:style-name="gr3" draw:text-style-name="P3" draw:layer="layout" svg:x1="7.123cm" svg:y1="14.172cm" svg:x2="7.761cm" svg:y2="14.808cm">
            <text:p/>
          </draw:line>
          <draw:custom-shape draw:style-name="gr4" draw:text-style-name="P4" draw:layer="layout" svg:width="0.541cm" svg:height="0.54cm" svg:x="6.024cm" svg:y="14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804cm" svg:height="0.676cm" svg:x="6.852cm" svg:y="14.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7.813cm" svg:y1="15.731cm" svg:x2="7.175cm" svg:y2="16.367cm">
            <text:p/>
          </draw:line>
          <draw:line draw:style-name="gr3" draw:text-style-name="P3" draw:layer="layout" svg:x1="7.975cm" svg:y1="15.712cm" svg:x2="8.613cm" svg:y2="16.348cm">
            <text:p/>
          </draw:line>
          <draw:custom-shape draw:style-name="gr4" draw:text-style-name="P4" draw:layer="layout" svg:width="0.541cm" svg:height="0.54cm" svg:x="6.948cm" svg:y="16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541cm" svg:height="0.54cm" svg:x="8.369cm" svg:y="16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1.804cm" svg:height="0.675cm" svg:x="9.038cm" svg:y="11.8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9.857cm" svg:y1="12.65cm" svg:x2="9.219cm" svg:y2="13.286cm">
            <text:p/>
          </draw:line>
          <draw:line draw:style-name="gr3" draw:text-style-name="P3" draw:layer="layout" svg:x1="10.02cm" svg:y1="12.632cm" svg:x2="10.658cm" svg:y2="13.268cm">
            <text:p/>
          </draw:line>
          <draw:custom-shape draw:style-name="gr4" draw:text-style-name="P4" draw:layer="layout" svg:width="0.541cm" svg:height="0.54cm" svg:x="8.85cm" svg:y="13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804cm" svg:height="0.675cm" svg:x="9.749cm" svg:y="13.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0.71cm" svg:y1="14.19cm" svg:x2="10.072cm" svg:y2="14.826cm">
            <text:p/>
          </draw:line>
          <draw:line draw:style-name="gr3" draw:text-style-name="P3" draw:layer="layout" svg:x1="10.873cm" svg:y1="14.172cm" svg:x2="11.511cm" svg:y2="14.808cm">
            <text:p/>
          </draw:line>
          <draw:custom-shape draw:style-name="gr4" draw:text-style-name="P4" draw:layer="layout" svg:width="0.541cm" svg:height="0.54cm" svg:x="9.774cm" svg:y="14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804cm" svg:height="0.676cm" svg:x="10.602cm" svg:y="14.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1.563cm" svg:y1="15.731cm" svg:x2="10.925cm" svg:y2="16.367cm">
            <text:p/>
          </draw:line>
          <draw:line draw:style-name="gr3" draw:text-style-name="P3" draw:layer="layout" svg:x1="11.725cm" svg:y1="15.712cm" svg:x2="12.363cm" svg:y2="16.348cm">
            <text:p/>
          </draw:line>
          <draw:custom-shape draw:style-name="gr20" draw:text-style-name="P9" draw:layer="layout" svg:width="0.541cm" svg:height="0.54cm" svg:x="10.698cm" svg:y="16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541cm" svg:height="0.54cm" svg:x="12.119cm" svg:y="16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13" draw:layer="layout" svg:width="2.857cm" svg:height="1.07cm" svg:x="6.397cm" svg:y="18.345cm">
          <text:p text:style-name="P12"><text:span text:style-name="T2">Vo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0.184cm" svg:y1="17.686cm" svg:x2="9.546cm" svg:y2="18.322cm">
          <text:p/>
        </draw:line>
        <draw:line draw:style-name="gr3" draw:text-style-name="P3" draw:layer="layout" svg:x1="5.346cm" svg:y1="17.667cm" svg:x2="5.984cm" svg:y2="18.303cm">
          <text:p/>
        </draw:line>
        <draw:line draw:style-name="gr3" draw:text-style-name="P3" draw:layer="layout" svg:x1="7.792cm" svg:y1="17.328cm" svg:x2="7.792cm" svg:y2="18.229cm">
          <text:p/>
        </draw:line>
        <draw:custom-shape draw:style-name="gr23" draw:text-style-name="P2" draw:layer="layout" svg:width="2.766cm" svg:height="1.031cm" svg:x="12.4cm" svg:y="1.635cm">
          <text:p text:style-name="P14">X1&gt;S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3.656cm" svg:y1="2.793cm" svg:x2="12.678cm" svg:y2="3.765cm">
          <text:p/>
        </draw:line>
        <draw:line draw:style-name="gr3" draw:text-style-name="P3" draw:layer="layout" svg:x1="13.905cm" svg:y1="2.765cm" svg:x2="14.883cm" svg:y2="3.737cm">
          <text:p/>
        </draw:line>
        <draw:custom-shape draw:style-name="gr24" draw:text-style-name="P4" draw:layer="layout" svg:width="0.83cm" svg:height="0.825cm" svg:x="12.112cm" svg:y="3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2.767cm" svg:height="1.03cm" svg:x="13.49cm" svg:y="3.908cm">
          <text:p text:style-name="P14">X2&gt;S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4.964cm" svg:y1="5.146cm" svg:x2="13.986cm" svg:y2="6.118cm">
          <text:p/>
        </draw:line>
        <draw:line draw:style-name="gr3" draw:text-style-name="P3" draw:layer="layout" svg:x1="15.213cm" svg:y1="5.118cm" svg:x2="16.191cm" svg:y2="6.09cm">
          <text:p/>
        </draw:line>
        <draw:custom-shape draw:style-name="gr26" draw:text-style-name="P15" draw:layer="layout" svg:width="0.83cm" svg:height="0.826cm" svg:x="13.529cm" svg:y="6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2.767cm" svg:height="1.033cm" svg:x="14.798cm" svg:y="6.26cm">
          <text:p text:style-name="P14">X2&lt;S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6.272cm" svg:y1="7.499cm" svg:x2="15.294cm" svg:y2="8.471cm">
          <text:p/>
        </draw:line>
        <draw:line draw:style-name="gr3" draw:text-style-name="P3" draw:layer="layout" svg:x1="16.521cm" svg:y1="7.471cm" svg:x2="17.499cm" svg:y2="8.443cm">
          <text:p/>
        </draw:line>
        <draw:custom-shape draw:style-name="gr28" draw:text-style-name="P4" draw:layer="layout" svg:width="0.829cm" svg:height="0.824cm" svg:x="14.946cm" svg:y="8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0.83cm" svg:height="0.824cm" svg:x="17.124cm" svg:y="8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6" draw:layer="layout" svg:width="3.81cm" svg:height="0.958cm" svg:x="0.535cm" svg:y="11.036cm">
          <draw:text-box>
            <text:p><text:span text:style-name="T2">Boo</text:span><text:span text:style-name="T2">stra</text:span><text:span text:style-name="T2">p 1</text:span></text:p>
          </draw:text-box>
        </draw:frame>
        <draw:frame draw:style-name="gr30" draw:text-style-name="P16" draw:layer="layout" svg:width="3.81cm" svg:height="0.958cm" svg:x="4.435cm" svg:y="11.036cm">
          <draw:text-box>
            <text:p><text:span text:style-name="T2">B</text:span><text:span text:style-name="T2">o</text:span><text:span text:style-name="T2">o</text:span><text:span text:style-name="T2">s</text:span><text:span text:style-name="T2">t</text:span><text:span text:style-name="T2">r</text:span><text:span text:style-name="T2">a</text:span><text:span text:style-name="T2">p</text:span><text:span text:style-name="T2"> </text:span><text:span text:style-name="T2">2</text:span></text:p>
          </draw:text-box>
        </draw:frame>
        <draw:frame draw:style-name="gr30" draw:text-style-name="P16" draw:layer="layout" svg:width="3.81cm" svg:height="0.958cm" svg:x="8.235cm" svg:y="11.036cm">
          <draw:text-box>
            <text:p><text:span text:style-name="T2">B</text:span><text:span text:style-name="T2">o</text:span><text:span text:style-name="T2">o</text:span><text:span text:style-name="T2">s</text:span><text:span text:style-name="T2">t</text:span><text:span text:style-name="T2">r</text:span><text:span text:style-name="T2">a</text:span><text:span text:style-name="T2">p</text:span><text:span text:style-name="T2"> </text:span><text:span text:style-name="T2">3</text:span></text:p>
          </draw:text-box>
        </draw:frame>
        <draw:g>
          <draw:g>
            <draw:custom-shape draw:style-name="gr6" draw:text-style-name="P2" draw:layer="layout" svg:width="1.804cm" svg:height="0.676cm" svg:x="3.002cm" svg:y="23.9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line draw:style-name="gr3" draw:text-style-name="P3" draw:layer="layout" svg:x1="3.788cm" svg:y1="24.733cm" svg:x2="3.15cm" svg:y2="25.369cm">
                <text:p/>
              </draw:line>
              <draw:line draw:style-name="gr3" draw:text-style-name="P3" draw:layer="layout" svg:x1="3.95cm" svg:y1="24.714cm" svg:x2="4.588cm" svg:y2="25.35cm">
                <text:p/>
              </draw:line>
              <draw:custom-shape draw:style-name="gr4" draw:text-style-name="P4" draw:layer="layout" svg:width="0.541cm" svg:height="0.54cm" svg:x="2.923cm" svg:y="2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draw:layer="layout" svg:width="0.541cm" svg:height="0.54cm" svg:x="4.344cm" svg:y="25.4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6" draw:text-style-name="P2" draw:layer="layout" svg:width="1.804cm" svg:height="0.676cm" svg:x="3.954cm" svg:y="22.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3" draw:text-style-name="P3" draw:layer="layout" svg:x1="4.74cm" svg:y1="23.191cm" svg:x2="4.102cm" svg:y2="23.827cm">
              <text:p/>
            </draw:line>
            <draw:line draw:style-name="gr3" draw:text-style-name="P3" draw:layer="layout" svg:x1="4.902cm" svg:y1="23.172cm" svg:x2="5.54cm" svg:y2="23.808cm">
              <text:p/>
            </draw:line>
          </draw:g>
          <draw:g>
            <draw:custom-shape draw:style-name="gr6" draw:text-style-name="P2" draw:layer="layout" svg:width="1.804cm" svg:height="0.676cm" svg:x="5.142cm" svg:y="23.9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line draw:style-name="gr3" draw:text-style-name="P3" draw:layer="layout" svg:x1="5.928cm" svg:y1="24.733cm" svg:x2="5.29cm" svg:y2="25.369cm">
                <text:p/>
              </draw:line>
              <draw:line draw:style-name="gr3" draw:text-style-name="P3" draw:layer="layout" svg:x1="6.09cm" svg:y1="24.714cm" svg:x2="6.728cm" svg:y2="25.35cm">
                <text:p/>
              </draw:line>
              <draw:custom-shape draw:style-name="gr4" draw:text-style-name="P4" draw:layer="layout" svg:width="0.541cm" svg:height="0.54cm" svg:x="5.063cm" svg:y="2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draw:layer="layout" svg:width="0.541cm" svg:height="0.54cm" svg:x="6.484cm" svg:y="25.4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31" draw:text-style-name="P17" draw:layer="layout" svg:width="1.905cm" svg:height="1.905cm" svg:x="6.715cm" svg:y="21.637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custom-shape draw:style-name="gr6" draw:text-style-name="P2" draw:layer="layout" svg:width="1.804cm" svg:height="0.676cm" svg:x="8.816cm" svg:y="23.9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line draw:style-name="gr3" draw:text-style-name="P3" draw:layer="layout" svg:x1="9.602cm" svg:y1="24.733cm" svg:x2="8.964cm" svg:y2="25.369cm">
                <text:p/>
              </draw:line>
              <draw:line draw:style-name="gr3" draw:text-style-name="P3" draw:layer="layout" svg:x1="9.764cm" svg:y1="24.714cm" svg:x2="10.402cm" svg:y2="25.35cm">
                <text:p/>
              </draw:line>
              <draw:custom-shape draw:style-name="gr4" draw:text-style-name="P4" draw:layer="layout" svg:width="0.541cm" svg:height="0.54cm" svg:x="8.737cm" svg:y="2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draw:layer="layout" svg:width="0.541cm" svg:height="0.54cm" svg:x="10.158cm" svg:y="25.4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6" draw:text-style-name="P2" draw:layer="layout" svg:width="1.804cm" svg:height="0.676cm" svg:x="9.768cm" svg:y="22.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3" draw:text-style-name="P3" draw:layer="layout" svg:x1="10.554cm" svg:y1="23.191cm" svg:x2="9.916cm" svg:y2="23.827cm">
              <text:p/>
            </draw:line>
            <draw:line draw:style-name="gr3" draw:text-style-name="P3" draw:layer="layout" svg:x1="10.716cm" svg:y1="23.172cm" svg:x2="11.354cm" svg:y2="23.808cm">
              <text:p/>
            </draw:line>
          </draw:g>
          <draw:g>
            <draw:custom-shape draw:style-name="gr6" draw:text-style-name="P2" draw:layer="layout" svg:width="1.804cm" svg:height="0.676cm" svg:x="10.956cm" svg:y="23.9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line draw:style-name="gr3" draw:text-style-name="P3" draw:layer="layout" svg:x1="11.742cm" svg:y1="24.733cm" svg:x2="11.104cm" svg:y2="25.369cm">
                <text:p/>
              </draw:line>
              <draw:line draw:style-name="gr3" draw:text-style-name="P3" draw:layer="layout" svg:x1="11.904cm" svg:y1="24.714cm" svg:x2="12.542cm" svg:y2="25.35cm">
                <text:p/>
              </draw:line>
              <draw:custom-shape draw:style-name="gr4" draw:text-style-name="P4" draw:layer="layout" svg:width="0.541cm" svg:height="0.54cm" svg:x="10.877cm" svg:y="2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draw:layer="layout" svg:width="0.541cm" svg:height="0.54cm" svg:x="12.298cm" svg:y="25.4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ustom-shape draw:style-name="gr6" draw:text-style-name="P2" draw:layer="layout" svg:width="1.804cm" svg:height="0.676cm" svg:x="14.33cm" svg:y="23.9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line draw:style-name="gr3" draw:text-style-name="P3" draw:layer="layout" svg:x1="15.116cm" svg:y1="24.733cm" svg:x2="14.478cm" svg:y2="25.369cm">
                <text:p/>
              </draw:line>
              <draw:line draw:style-name="gr3" draw:text-style-name="P3" draw:layer="layout" svg:x1="15.278cm" svg:y1="24.714cm" svg:x2="15.916cm" svg:y2="25.35cm">
                <text:p/>
              </draw:line>
              <draw:custom-shape draw:style-name="gr4" draw:text-style-name="P4" draw:layer="layout" svg:width="0.541cm" svg:height="0.54cm" svg:x="14.251cm" svg:y="2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draw:layer="layout" svg:width="0.541cm" svg:height="0.54cm" svg:x="15.672cm" svg:y="25.4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6" draw:text-style-name="P2" draw:layer="layout" svg:width="1.804cm" svg:height="0.676cm" svg:x="15.282cm" svg:y="22.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3" draw:text-style-name="P3" draw:layer="layout" svg:x1="16.068cm" svg:y1="23.191cm" svg:x2="15.43cm" svg:y2="23.827cm">
              <text:p/>
            </draw:line>
            <draw:line draw:style-name="gr3" draw:text-style-name="P3" draw:layer="layout" svg:x1="16.23cm" svg:y1="23.172cm" svg:x2="16.868cm" svg:y2="23.808cm">
              <text:p/>
            </draw:line>
          </draw:g>
          <draw:g>
            <draw:custom-shape draw:style-name="gr6" draw:text-style-name="P2" draw:layer="layout" svg:width="1.804cm" svg:height="0.676cm" svg:x="16.47cm" svg:y="23.9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line draw:style-name="gr3" draw:text-style-name="P3" draw:layer="layout" svg:x1="17.256cm" svg:y1="24.733cm" svg:x2="16.618cm" svg:y2="25.369cm">
                <text:p/>
              </draw:line>
              <draw:line draw:style-name="gr3" draw:text-style-name="P3" draw:layer="layout" svg:x1="17.418cm" svg:y1="24.714cm" svg:x2="18.056cm" svg:y2="25.35cm">
                <text:p/>
              </draw:line>
              <draw:custom-shape draw:style-name="gr4" draw:text-style-name="P4" draw:layer="layout" svg:width="0.541cm" svg:height="0.54cm" svg:x="16.391cm" svg:y="2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draw:layer="layout" svg:width="0.541cm" svg:height="0.54cm" svg:x="17.812cm" svg:y="25.4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32" draw:text-style-name="P19" draw:layer="layout" svg:width="1.72cm" svg:height="1.402cm" svg:x="7.032cm" svg:y="23.728cm">
          <draw:text-box>
            <text:p text:style-name="P18"><text:span text:style-name="T3">+</text:span><text:span text:style-name="T4">l</text:span><text:span text:style-name="T4">r</text:span></text:p>
          </draw:text-box>
        </draw:frame>
        <draw:frame draw:style-name="gr32" draw:text-style-name="P19" draw:layer="layout" svg:width="1.72cm" svg:height="1.402cm" svg:x="12.632cm" svg:y="23.728cm">
          <draw:text-box>
            <text:p text:style-name="P18"><text:span text:style-name="T3">+</text:span><text:span text:style-name="T4">lr</text:span></text:p>
          </draw:text-box>
        </draw:frame>
        <draw:frame draw:style-name="gr32" draw:text-style-name="P19" draw:layer="layout" svg:width="1.238cm" svg:height="1.402cm" svg:x="1.832cm" svg:y="23.728cm">
          <draw:text-box>
            <text:p text:style-name="P18"><text:span text:style-name="T4">lr</text:span></text:p>
          </draw:text-box>
        </draw:frame>
        <draw:custom-shape draw:style-name="gr31" draw:text-style-name="P17" draw:layer="layout" svg:width="1.905cm" svg:height="1.905cm" svg:x="12.334cm" svg:y="21.596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3" draw:text-style-name="P20" draw:layer="layout" svg:width="3.08cm" svg:height="1.665cm" svg:x="1.53cm" svg:y="20.711cm">
          <draw:text-box>
            <text:p><text:span text:style-name="T2">Learning</text:span></text:p>
            <text:p><text:span text:style-name="T2">rate</text:span></text:p>
          </draw:text-box>
        </draw:frame>
        <draw:frame draw:style-name="gr34" draw:text-style-name="P22" draw:layer="layout" svg:width="3.557cm" svg:height="1.144cm" svg:x="6.245cm" svg:y="20.711cm">
          <draw:text-box>
            <text:p text:style-name="P21"><text:span text:style-name="T5">Residuals</text:span></text:p>
          </draw:text-box>
        </draw:frame>
        <draw:frame draw:style-name="gr35" draw:text-style-name="P24" draw:layer="layout" svg:width="3.04cm" svg:height="0.89cm" svg:x="12.077cm" svg:y="20.711cm">
          <draw:text-box>
            <text:p text:style-name="P23"><text:span text:style-name="T6">Residuals</text:span></text:p>
          </draw:text-box>
        </draw:frame>
        <draw:frame draw:style-name="gr36" draw:text-style-name="P26" draw:layer="layout" svg:width="2.54cm" svg:height="1.243cm" svg:x="17.157cm" svg:y="20.711cm">
          <draw:text-box>
            <text:p text:style-name="P25"><text:span text:style-name="T7">Residuals</text:span></text:p>
          </draw:text-box>
        </draw:frame>
        <draw:line draw:style-name="gr37" draw:text-style-name="P3" draw:layer="layout" svg:x1="2.27cm" svg:y1="22.59cm" svg:x2="2.27cm" svg:y2="23.86cm">
          <text:p/>
        </draw:line>
        <draw:custom-shape draw:style-name="gr38" draw:text-style-name="P27" draw:layer="layout" svg:width="1.27cm" svg:height="0.952cm" draw:transform="rotate (0.785398163397448) translate (17.21cm 22.2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 style:font-family-generic="swiss"/>
    <style:font-face style:name="LM Roman 10" svg:font-family="'LM Roman 10'" style:font-pitch="variable"/>
    <style:font-face style:name="TeXGyreChorus" svg:font-family="TeXGyreChoru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M Sans 10" svg:font-family="'LM Sans 10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family-generic="swiss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1:18:03.573756413</meta:creation-date>
    <dc:date>2020-12-18T10:22:37.951612366</dc:date>
    <meta:editing-duration>PT9H3M44S</meta:editing-duration>
    <meta:editing-cycles>14</meta:editing-cycles>
    <meta:generator>LibreOffice/6.4.6.2$Linux_X86_64 LibreOffice_project/40$Build-2</meta:generator>
    <meta:document-statistic meta:object-count="155"/>
  </office:meta>
</office:document-meta>
</file>